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771cm" table:align="left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5.715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5.556cm"/>
    </style:style>
    <style:style style:name="Table1.E" style:family="table-column">
      <style:table-column-properties style:column-width="0.07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E1" style:family="table-cell">
      <style:table-cell-properties fo:padding="0cm" fo:border="none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62cm" fo:margin-left="-0.226cm" table:align="left" style:writing-mode="lr-tb"/>
    </style:style>
    <style:style style:name="Table2.A" style:family="table-column">
      <style:table-column-properties style:column-width="1.852cm"/>
    </style:style>
    <style:style style:name="Table2.B" style:family="table-column">
      <style:table-column-properties style:column-width="8.043cm"/>
    </style:style>
    <style:style style:name="Table2.C" style:family="table-column">
      <style:table-column-properties style:column-width="2.84cm"/>
    </style:style>
    <style:style style:name="Table2.D" style:family="table-column">
      <style:table-column-properties style:column-width="4.2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style:font-name="Times New Roman" fo:font-style="normal" style:font-style-asian="normal" style:font-name-complex="Times New Roman" style:font-style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 style:list-style-name="WW8Num3">
      <style:paragraph-properties fo:margin-top="0.423cm" fo:margin-bottom="0.212cm" style:snap-to-layout-grid="false"/>
      <style:text-properties fo:color="#a6a6a6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 style:list-style-name="WW8Num2"/>
    <style:style style:name="P12" style:family="paragraph" style:parent-style-name="Heading_20_2">
      <style:paragraph-properties fo:margin-top="0.423cm" fo:margin-bottom="0.212cm"/>
    </style:style>
    <style:style style:name="P13" style:family="paragraph" style:parent-style-name="Heading_20_2">
      <style:paragraph-properties fo:margin-top="0.423cm" fo:margin-bottom="0.212cm" style:snap-to-layout-grid="false"/>
      <style:text-properties fo:font-weight="bold" style:font-weight-asian="bold"/>
    </style:style>
    <style:style style:name="P14" style:family="paragraph" style:parent-style-name="Heading_20_2" style:list-style-name="WW8Num4">
      <style:paragraph-properties fo:margin-top="0.423cm" fo:margin-bottom="0.212cm" style:snap-to-layout-grid="false"/>
      <style:text-properties fo:color="#a6a6a6" fo:font-size="12pt" fo:font-weight="normal" style:font-size-asian="12pt" style:font-weight-asian="normal" style:font-size-complex="12pt"/>
    </style:style>
    <style:style style:name="P15" style:family="paragraph" style:parent-style-name="Heading_20_2">
      <style:paragraph-properties fo:margin-top="0.423cm" fo:margin-bottom="0.212cm" style:snap-to-layout-grid="false"/>
      <style:text-properties fo:color="#a6a6a6" fo:font-size="12pt" fo:font-weight="normal" style:font-size-asian="12pt" style:font-weight-asian="normal" style:font-size-complex="12pt"/>
    </style:style>
    <style:style style:name="P16" style:family="paragraph" style:parent-style-name="Heading_20_2" style:list-style-name="WW8Num4">
      <style:paragraph-properties fo:margin-top="0.423cm" fo:margin-bottom="0.212cm" style:snap-to-layout-grid="false"/>
      <style:text-properties fo:color="#a6a6a6" style:font-name="Times New Roman" fo:font-size="12pt" fo:font-weight="normal" style:font-size-asian="12pt" style:font-weight-asian="normal" style:font-name-complex="Times New Roman" style:font-size-complex="12pt"/>
    </style:style>
    <style:style style:name="P17" style:family="paragraph" style:parent-style-name="Heading_20_2">
      <style:paragraph-properties fo:margin-top="0.423cm" fo:margin-bottom="0.212cm" style:snap-to-layout-grid="false"/>
      <style:text-properties fo:color="#a6a6a6" fo:font-weight="normal" style:font-weight-asian="normal"/>
    </style:style>
    <style:style style:name="P18" style:family="paragraph" style:parent-style-name="Heading_20_2">
      <style:paragraph-properties fo:margin-top="0.423cm" fo:margin-bottom="0.212cm" style:snap-to-layout-grid="false"/>
    </style:style>
    <style:style style:name="P19" style:family="paragraph" style:parent-style-name="Title" style:master-page-name="Standard">
      <style:paragraph-properties style:page-number="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er">
      <style:paragraph-properties fo:break-before="page">
        <style:tab-stops>
          <style:tab-stop style:position="0.318cm"/>
          <style:tab-stop style:position="0.635cm"/>
          <style:tab-stop style:position="1.27cm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ftware Requirements Specification Template</text:p>
      <text:p text:style-name="P1"/>
      <text:p text:style-name="P1"/>
      <text:p text:style-name="P1">THE WEBOPS CLUB APP</text:p>
      <text:p text:style-name="P2"/>
      <text:p text:style-name="P2"/>
      <text:p text:style-name="P2"/>
      <text:p text:style-name="P1">Software Requirements Specification</text:p>
      <text:p text:style-name="P2"/>
      <text:p text:style-name="P2"/>
      <text:p text:style-name="P1">17/05/20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1"/>
      <text:h text:style-name="Heading_20_1" text:outline-level="1">Revision History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Author</text:p>
          </table:table-cell>
          <table:table-cell table:style-name="Table1.A1" office:value-type="string">
            <text:p text:style-name="P4">Comments</text:p>
          </table:table-cell>
          <table:table-cell table:style-name="Table1.E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Standard">&lt;date&gt;</text:p>
          </table:table-cell>
          <table:table-cell table:style-name="Table1.A2" office:value-type="string">
            <text:p text:style-name="Standard">&lt;Version 1&gt;</text:p>
          </table:table-cell>
          <table:table-cell table:style-name="Table1.A2" office:value-type="string">
            <text:p text:style-name="Standard">&lt;Your Name&gt;</text:p>
          </table:table-cell>
          <table:table-cell table:style-name="Table1.D2" table:number-columns-spanned="2" office:value-type="string">
            <text:p text:style-name="Standard">&lt;First Revision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17/05/14</text:p>
          </table:table-cell>
          <table:table-cell table:style-name="Table1.A2" office:value-type="string">
            <text:p text:style-name="P5">Team Members:J Sushmitha and Yashasvini K working</text:p>
            <text:p text:style-name="P5">under the guidance of S Tejasvin</text:p>
          </table:table-cell>
          <table:table-cell table:style-name="Table1.A2" office:value-type="string">
            <text:p text:style-name="P5">Yashasvini K</text:p>
          </table:table-cell>
          <table:table-cell table:style-name="Table1.D2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table:number-columns-spanned="2" office:value-type="string">
            <text:p text:style-name="P5"/>
          </table:table-cell>
          <table:covered-table-cell/>
        </table:table-row>
      </table:table>
      <text:p text:style-name="Standard"/>
      <text:p text:style-name="Standard"/>
      <text:p text:style-name="P9">Introduction</text:p>
      <text:p text:style-name="Text_20_body">The introduction to the Software Requirement Specification (SRS) document should provide an overview of the complete SRS document. <text:s/>While writing this document please remember that this document should contain all of the information needed by a software engineer to adequately design and implement the software product described by the requirements listed in this document.</text:p>
      <text:h text:style-name="Heading_20_2" text:outline-level="2">Purpose and overview</text:h>
      <text:p text:style-name="P6">1. From the club server (Push Notification), Communication between mentors and students for projects and sessions.</text:p>
      <text:p text:style-name="P7">2.Allowing its user to view all the ongoing projects and the planned projects of WebOps ,It will contain the problem statements of Shaastra and Saarang.</text:p>
      <text:p text:style-name="P7">3.This app will allow its user to upload his/her idea.</text:p>
      <text:p text:style-name="P7">4.Regulating session slots.</text:p>
      <text:p text:style-name="P7">5.Gives info about what Webops club does and aims to do in the future,also provides contact details of all the main co-ordinators <text:s/>of the club.</text:p>
      <text:p text:style-name="P7">6.Profile for user.</text:p>
      <text:p text:style-name="P7">7.Links containing the tutorials for various programming languages.</text:p>
      <text:p text:style-name="Standard"><text:span text:style-name="T1"><text:s text:c="3"/>Error management for broken links.</text:span></text:p>
      <text:p text:style-name="P7">8.Video conferences between mentors and students</text:p>
      <text:h text:style-name="Heading_20_2" text:outline-level="2">User Characteristics</text:h>
      <text:p text:style-name="P10">1.Students involved in WebOps club projects or CFI projects.</text:p>
      <text:p text:style-name="P10">2.Students mentoring WebOps projects.</text:p>
      <text:p text:style-name="Text_20_body"/>
      <text:h text:style-name="Heading_20_2" text:outline-level="2">General Constraints</text:h>
      <text:p text:style-name="Standard">1.Need inspiration to use the app,people need to have basic idea of what WebOps is.</text:p>
      <text:p text:style-name="Standard"><text:span text:style-name="T2">2.</text:span><text:span text:style-name="T1">This</text:span><text:span text:style-name="T2"> </text:span><text:span text:style-name="T1">app might drain too much battery.</text:span></text:p>
      <text:p text:style-name="P7">3.There is a possibility of errors in the code which may lead to crashing of the app.</text:p>
      <text:h text:style-name="P20" text:outline-level="1">Specific Requirements</text:h>
      <text:p text:style-name="Text_20_body"/>
      <text:p text:style-name="Text_20_body">Each requirement in this section should be:</text:p>
      <text:list xml:id="list8039760145633203639" text:style-name="WW8Num2">
        <text:list-item>
          <text:p text:style-name="P11">Correct</text:p>
        </text:list-item>
        <text:list-item>
          <text:p text:style-name="P11">Traceable (both forward and backward to prior/future artifacts)</text:p>
        </text:list-item>
        <text:list-item>
          <text:p text:style-name="P11">Unambiguous</text:p>
        </text:list-item>
        <text:list-item>
          <text:p text:style-name="P11">Verifiable (i.e., testable)</text:p>
        </text:list-item>
        <text:list-item>
          <text:p text:style-name="P11">Prioritized (with respect to importance and/or stability)</text:p>
        </text:list-item>
        <text:list-item>
          <text:p text:style-name="P11">Complete</text:p>
        </text:list-item>
        <text:list-item>
          <text:p text:style-name="P11">Consistent</text:p>
        </text:list-item>
        <text:list-item>
          <text:p text:style-name="P11">Uniquely identifiable (usually via numbering like 3.4.5.6)</text:p>
        </text:list-item>
      </text:list>
      <text:p text:style-name="Text_20_body"/>
      <text:p text:style-name="Text_20_body">Attention should be paid to the carefuly organize the requirements presented in this section so that they may easily accessed and understood. <text:s/>Furthermore, this SRS is not the software design document, therefore one should avoid the tendency to over-constrain (and therefore design) the software project within this S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2" text:outline-level="2">S No</text:h>
          </table:table-cell>
          <table:table-cell table:style-name="Table2.A1" office:value-type="string">
            <text:h text:style-name="P12" text:outline-level="2">Specification</text:h>
          </table:table-cell>
          <table:table-cell table:style-name="Table2.A1" office:value-type="string">
            <text:h text:style-name="P12" text:outline-level="2">Deadline</text:h>
          </table:table-cell>
          <table:table-cell table:style-name="Table2.D1" office:value-type="string">
            <text:h text:style-name="P12" text:outline-level="2">Remarks</text:h>
          </table:table-cell>
        </table:table-row>
        <table:table-row table:style-name="Table2.1">
          <table:table-cell table:style-name="Table2.A1" office:value-type="string">
            <text:h text:style-name="P13" text:outline-level="2"/>
          </table:table-cell>
          <table:table-cell table:style-name="Table2.A1" office:value-type="string">
            <text:list xml:id="list2095046506855135381" text:style-name="WW8Num4">
              <text:list-item>
                <text:list>
                  <text:list-item>
                    <text:h text:style-name="P14" text:outline-level="2">Basic UI</text:h>
                  </text:list-item>
                  <text:list-item>
                    <text:h text:style-name="P16" text:outline-level="2">Registration of user .</text:h>
                  </text:list-item>
                  <text:list-item>
                    <text:h text:style-name="P16" text:outline-level="2">Making user profiles.</text:h>
                  </text:list-item>
                </text:list>
              </text:list-item>
            </text:list>
          </table:table-cell>
          <table:table-cell table:style-name="Table2.A1" office:value-type="string">
            <text:h text:style-name="P18" text:outline-level="2">22/05/14</text:h>
          </table:table-cell>
          <table:table-cell table:style-name="Table2.D1" office:value-type="string">
            <text:h text:style-name="P17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3" office:value-type="string">
            <text:h text:style-name="P15" text:outline-level="2">Get updates from webops club site using push notifications</text:h>
            <text:list xml:id="list7900620789926662281" text:style-name="WW8Num3">
              <text:list-item>
                <text:p text:style-name="P8">Given a URL download the response and display it.</text:p>
              </text:list-item>
              <text:list-item>
                <text:p text:style-name="P8">Implementation of push notifications</text:p>
              </text:list-item>
            </text:list>
          </table:table-cell>
          <table:table-cell table:style-name="Table2.A3" office:value-type="string">
            <text:h text:style-name="P18" text:outline-level="2">31/05/14</text:h>
          </table:table-cell>
          <table:table-cell table:style-name="Table2.D3" office:value-type="string">
            <text:h text:style-name="P17" text:outline-level="2"/>
          </table:table-cell>
        </table:table-row>
        <table:table-row table:style-name="Table2.1">
          <table:table-cell table:style-name="Table2.A1" office:value-type="string">
            <text:h text:style-name="P13" text:outline-level="2"/>
          </table:table-cell>
          <table:table-cell table:style-name="Table2.A1" office:value-type="string">
            <text:h text:style-name="P18" text:outline-level="2">Android error management</text:h>
          </table:table-cell>
          <table:table-cell table:style-name="Table2.A1" office:value-type="string">
            <text:h text:style-name="P18" text:outline-level="2"/>
          </table:table-cell>
          <table:table-cell table:style-name="Table2.D1" office:value-type="string">
            <text:h text:style-name="P18" text:outline-level="2"/>
          </table:table-cell>
        </table:table-row>
        <table:table-row table:style-name="Table2.1">
          <table:table-cell table:style-name="Table2.A1" office:value-type="string">
            <text:h text:style-name="P13" text:outline-level="2"/>
          </table:table-cell>
          <table:table-cell table:style-name="Table2.A1" office:value-type="string">
            <text:h text:style-name="P18" text:outline-level="2"/>
          </table:table-cell>
          <table:table-cell table:style-name="Table2.A1" office:value-type="string">
            <text:h text:style-name="P18" text:outline-level="2"/>
          </table:table-cell>
          <table:table-cell table:style-name="Table2.D1" office:value-type="string">
            <text:h text:style-name="P18" text:outline-level="2"/>
          </table:table-cell>
        </table:table-row>
        <table:table-row table:style-name="Table2.1">
          <table:table-cell table:style-name="Table2.A1" office:value-type="string">
            <text:h text:style-name="P13" text:outline-level="2"/>
          </table:table-cell>
          <table:table-cell table:style-name="Table2.A1" office:value-type="string">
            <text:h text:style-name="P18" text:outline-level="2"/>
          </table:table-cell>
          <table:table-cell table:style-name="Table2.A1" office:value-type="string">
            <text:h text:style-name="P18" text:outline-level="2"/>
          </table:table-cell>
          <table:table-cell table:style-name="Table2.D1" office:value-type="string">
            <text:h text:style-name="P18" text:outline-level="2"/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fo:keep-with-next="always"/>
      <style:text-properties fo:font-size="14pt" fo:font-weight="bold" style:font-size-asian="14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0.318cm"/>
          <style:tab-stop style:position="0.635cm"/>
          <style:tab-stop style:position="1.27cm"/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keep-with-next="always"/>
      <style:text-properties fo:font-size="16pt" fo:font-weight="bold" style:font-size-asian="16pt" style:font-weight-asian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"/>
    </style:style>
    <style:style style:name="WW8Num4z1" style:family="text">
      <style:text-properties style:font-name="OpenSymbol" style:font-name-complex="OpenSymbol"/>
    </style:style>
    <style:style style:name="WW8Num3z0" style:family="text">
      <style:text-properties style:font-name="Symbol1" style:font-name-complex="OpenSymbol"/>
    </style:style>
    <style:style style:name="WW8Num3z1" style:family="text">
      <style:text-properties style:font-name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9S</meta:editing-duration>
    <meta:editing-cycles>8</meta:editing-cycles>
    <meta:generator>OpenOffice/4.1.0$Win32 OpenOffice.org_project/410m18$Build-9764</meta:generator>
    <dc:date>2014-05-21T16:46:57.54</dc:date>
    <meta:document-statistic meta:table-count="2" meta:image-count="0" meta:object-count="0" meta:page-count="4" meta:paragraph-count="60" meta:word-count="396" meta:character-count="2611"/>
    <meta:user-defined meta:name="Info 1"/>
    <meta:user-defined meta:name="Info 2"/>
    <meta:user-defined meta:name="Info 3"/>
    <meta:user-defined meta:name="Info 4"/>
  </office:meta>
</office:document-meta>
</file>